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style:text-autospace="none" fo:text-align="center" fo:margin-bottom="0in" fo:line-height="100%">
        <style:tab-stops>
          <style:tab-stop style:type="left" style:position="1.9583in"/>
          <style:tab-stop style:type="left" style:position="6.3888in"/>
        </style:tab-stops>
      </style:paragraph-properties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widows="0" fo:orphans="0" style:text-autospace="none" fo:margin-bottom="0in" fo:line-height="0.1972in"/>
      <style:text-properties style:font-name="Times New Roman" fo:font-size="12pt" style:font-size-asian="12pt" style:font-size-complex="12pt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color="#FF0000"/>
    </style:style>
    <style:style style:name="T9" style:parent-style-name="DefaultParagraphFont" style:family="text">
      <style:text-properties fo:color="#FF0000"/>
    </style:style>
    <style:style style:name="P10" style:parent-style-name="Normal" style:family="paragraph">
      <style:text-properties fo:color="#FF0000"/>
    </style:style>
    <style:style style:name="T11" style:parent-style-name="DefaultParagraphFont" style:family="text">
      <style:text-properties fo:color="#FF0000"/>
    </style:style>
    <style:style style:name="T12" style:parent-style-name="DefaultParagraphFont" style:family="text">
      <style:text-properties fo:color="#FF0000"/>
    </style:style>
    <style:style style:name="T13" style:parent-style-name="DefaultParagraphFont" style:family="text">
      <style:text-properties fo:font-weight="bold" style:font-weight-asian="bold" fo:color="#FF0000"/>
    </style:style>
    <style:style style:name="T14" style:parent-style-name="DefaultParagraphFont" style:family="text">
      <style:text-properties fo:font-weight="bold" style:font-weight-asian="bold" fo:color="#FF0000"/>
    </style:style>
    <style:style style:name="P15" style:parent-style-name="Normal" style:family="paragraph">
      <style:text-properties fo:font-weight="bold" style:font-weight-asian="bold" fo:color="#FF0000"/>
    </style:style>
    <style:style style:name="P16" style:parent-style-name="Normal" style:family="paragraph">
      <style:text-properties fo:font-weight="bold" style:font-weight-asian="bold" fo:color="#FF0000"/>
    </style:style>
    <style:style style:name="P17" style:parent-style-name="Normal" style:family="paragraph">
      <style:text-properties fo:font-weight="bold" style:font-weight-asian="bold" fo:color="#FF0000"/>
    </style:style>
    <style:style style:name="P18" style:parent-style-name="Normal" style:family="paragraph">
      <style:text-properties fo:font-weight="bold" style:font-weight-asian="bold" fo:color="#FF0000"/>
    </style:style>
    <style:style style:name="P19" style:parent-style-name="Normal" style:family="paragraph">
      <style:text-properties fo:font-weight="bold" style:font-weight-asian="bold" fo:color="#FF0000"/>
    </style:style>
    <style:style style:name="P20" style:parent-style-name="Normal" style:family="paragraph">
      <style:text-properties fo:font-weight="bold" style:font-weight-asian="bold" fo:color="#FF0000"/>
    </style:style>
    <style:style style:name="T21" style:parent-style-name="DefaultParagraphFont" style:family="text">
      <style:text-properties fo:font-weight="bold" style:font-weight-asian="bold" fo:color="#FF0000"/>
    </style:style>
  </office:automatic-styles>
  <office:body>
    <office:text text:use-soft-page-breaks="true">
      <text:p text:style-name="P1">Criterion C: Development</text:p>
      <text:p text:style-name="P2"/>
      <text:p text:style-name="P3"/>
      <text:h text:style-name="Heading3" text:outline-level="3">Techniques</text:h>
      <text:p text:style-name="Normal">Provide a list at the top covering the important coding techniques you used. Then include a section below for each, with details and often with<text:s/><text:span text:style-name="T4">CODE</text:span><text:span text:style-name="T5"><text:s/></text:span><text:span text:style-name="T6">AND<text:s/></text:span><text:span text:style-name="T7">UI screenshots</text:span>. Do not summarize or talk through your code directly. Rather discuss WHY you chose to code the way you did, WHY you chose a certain organization of classes, HOW you designed difficult algorithms, etc.<text:s/><text:span text:style-name="T8">Do not summarize existing functi</text:span><text:span text:style-name="T9">onality in libraries (like how to display a JFrame, how to show JPanels, or how to use Intents and Activities in Android)</text:span></text:p>
      <text:p text:style-name="P10"/>
      <text:p text:style-name="Normal"><text:span text:style-name="T11">Provide explicit evidence of algorithmic thinking (i.e., how and why you chose a loop and an arraylist)</text:span></text:p>
      <text:p text:style-name="Normal"/>
      <text:p text:style-name="Normal"><text:span text:style-name="T12">Include citations to sources INLINE in your discussion, wherever you got ideas or needed to look something up.<text:s/></text:span><text:span text:style-name="T13">If you don't include I</text:span><text:span text:style-name="T14">NLINE citations that refer to the appendix, you'll lose a point.</text:span></text:p>
      <text:p text:style-name="Normal"/>
      <text:p text:style-name="Normal">Anytime you go to the web and find something worthwhile that you’ll use/learn from, add it to your appendix.</text:p>
      <text:p text:style-name="Normal"/>
      <text:p text:style-name="Normal">SL: you'll start with a maximum of 8 points here (max 12 is reserved for HL). IB<text:s/>scores are curved to account for this.</text:p>
      <text:p text:style-name="Normal"/>
      <text:p text:style-name="P15">If you use Swing or Android (not just a basic Frame, Panel, or Activity), that helps your score</text:p>
      <text:p text:style-name="P16"/>
      <text:p text:style-name="P17">If you use SQL or File I/O to persist information that helps your score.</text:p>
      <text:p text:style-name="P18"/>
      <text:p text:style-name="P19">If you design/use your own algorithms to do<text:s/>significant logic, that helps your score.</text:p>
      <text:p text:style-name="P20"/>
      <text:p text:style-name="Normal"><text:span text:style-name="T21">If you create a simple app that doesn't do much, expect to score around 3-4 points total her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style:font-size-complex="10.5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627in"/>
          <style:tab-stop style:type="right" style:position="7.2541in"/>
        </style:tab-stops>
      </style:paragraph-properties>
      <style:text-properties fo:hyphenate="false"/>
    </style:style>
    <style:style style:name="WW8Num1z0" style:display-name="WW8Num1z0" style:family="text">
      <style:text-properties style:font-name-complex="Times New Roman"/>
    </style:style>
    <style:style style:name="WW8Num2z2" style:display-name="WW8Num2z2" style:family="text">
      <style:text-properties style:font-name-complex="Times New Roman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4z0" style:display-name="WW8Num4z0" style:family="text">
      <style:text-properties style:font-name="Arial" style:font-name-asian="Times New Roman" style:font-name-complex="Arial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5z0" style:display-name="WW8Num5z0" style:family="text">
      <style:text-properties style:font-name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/>
    </style:style>
    <style:style style:name="WW8Num6z0" style:display-name="WW8Num6z0" style:family="text">
      <style:text-properties style:font-name="Arial" style:font-name-asian="Times New Roman" style:font-name-complex="Aria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4F81BD" style:font-size-complex="10.5pt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→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LVL1" style:family="text">
      <style:text-properties style:font-name="Aria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4" style:display-name="WW8Num4">
      <text:list-level-style-bullet text:level="1" text:style-name="WW_CharLFO4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5" style:display-name="WW8Num5">
      <text:list-level-style-bullet text:level="1" text:style-name="WW_CharLFO5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6LVL1" style:family="text">
      <style:text-properties style:font-name="Arial" style:font-name-asian="Times New Roman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6" style:display-name="WW8Num6">
      <text:list-level-style-bullet text:level="1" text:style-name="WW_CharLFO6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722in" fo:margin-left="0.5in" fo:margin-bottom="1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Parker, Cameron    SHS - Staff</dc:creator>
    <meta:creation-date>2011-02-05T09:32:00Z</meta:creation-date>
    <dc:date>2018-09-10T18:28:00Z</dc:date>
    <meta:print-date>2011-02-05T15:15:00Z</meta:print-date>
    <meta:template xlink:href="Normal.dotm" xlink:type="simple"/>
    <meta:editing-cycles>24</meta:editing-cycles>
    <meta:editing-duration>PT12600S</meta:editing-duration>
    <meta:document-statistic meta:page-count="1" meta:paragraph-count="2" meta:word-count="216" meta:character-count="1448" meta:row-count="10" meta:non-whitespace-character-count="1234"/>
  </office:meta>
</office:document-meta>
</file>